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5.95cm" fo:margin-right="5.935cm" fo:margin-top="0.48cm" fo:margin-bottom="0cm" style:contextual-spacing="false" fo:text-align="center" style:justify-single-word="false" fo:text-indent="0cm" style:auto-text-indent="false"/>
      <style:text-properties fo:color="#000000" loext:opacity="100%" officeooo:paragraph-rsid="001b58b2"/>
    </style:style>
    <style:style style:name="P2" style:family="paragraph" style:parent-style-name="Standard">
      <style:paragraph-properties fo:margin-left="5.95cm" fo:margin-right="5.935cm" fo:margin-top="0.48cm" fo:margin-bottom="0cm" style:contextual-spacing="false" fo:text-align="center" style:justify-single-word="false" fo:text-indent="0cm" style:auto-text-indent="false"/>
      <style:text-properties fo:color="#000000" loext:opacity="100%" style:font-name="Trebuchet MS" fo:font-size="14pt" fo:language="pt" fo:country="BR" fo:font-weight="bold" officeooo:paragraph-rsid="001b58b2" style:font-size-asian="14pt" style:language-asian="en" style:country-asian="US" style:font-weight-asian="bold" style:language-complex="ar" style:country-complex="SA" style:text-scale="125%"/>
    </style:style>
    <style:style style:name="P3" style:family="paragraph" style:parent-style-name="Standard" style:list-style-name="L1">
      <style:text-properties fo:color="#c9211e" loext:opacity="100%" fo:font-size="12pt" fo:language="pt" fo:country="BR" fo:font-weight="normal" officeooo:rsid="001b58b2" officeooo:paragraph-rsid="001b58b2" style:font-size-asian="12pt" style:language-asian="en" style:country-asian="US" style:font-weight-asian="normal" style:language-complex="ar" style:country-complex="SA" style:font-weight-complex="normal" style:text-scale="115%"/>
    </style:style>
    <style:style style:name="P4" style:family="paragraph" style:parent-style-name="Standard" style:list-style-name="L1">
      <style:text-properties fo:color="#c9211e" loext:opacity="100%" fo:font-size="12pt" fo:language="pt" fo:country="BR" fo:font-weight="normal" officeooo:rsid="001b58b2" officeooo:paragraph-rsid="001ca8b3" style:font-size-asian="12pt" style:language-asian="en" style:country-asian="US" style:font-weight-asian="normal" style:language-complex="ar" style:country-complex="SA" style:font-weight-complex="normal" style:text-scale="115%"/>
    </style:style>
    <style:style style:name="P5" style:family="paragraph" style:parent-style-name="Standard" style:list-style-name="L1">
      <style:text-properties fo:color="#c9211e" loext:opacity="100%" fo:font-size="12pt" fo:language="pt" fo:country="BR" fo:font-weight="normal" officeooo:rsid="001b58b2" officeooo:paragraph-rsid="00204bb8" style:font-size-asian="12pt" style:language-asian="en" style:country-asian="US" style:font-weight-asian="normal" style:language-complex="ar" style:country-complex="SA" style:font-weight-complex="normal" style:text-scale="115%"/>
    </style:style>
    <style:style style:name="P6" style:family="paragraph" style:parent-style-name="Standard" style:list-style-name="L1">
      <style:text-properties fo:color="#c9211e" loext:opacity="100%" fo:font-size="12pt" fo:language="pt" fo:country="BR" fo:font-weight="normal" officeooo:rsid="00204bb8" officeooo:paragraph-rsid="00204bb8" style:font-size-asian="12pt" style:language-asian="en" style:country-asian="US" style:font-weight-asian="normal" style:language-complex="ar" style:country-complex="SA" style:font-weight-complex="normal" style:text-scale="115%"/>
    </style:style>
    <style:style style:name="P7" style:family="paragraph" style:parent-style-name="Title" style:list-style-name="L1">
      <style:paragraph-properties fo:text-align="center" style:justify-single-word="false"/>
      <style:text-properties fo:color="#000000" loext:opacity="100%" fo:language="pt" fo:country="BR" officeooo:paragraph-rsid="001b58b2" style:language-asian="en" style:country-asian="US" style:language-complex="ar" style:country-complex="SA"/>
    </style:style>
    <style:style style:name="T1" style:family="text">
      <style:text-properties fo:letter-spacing="-0.005cm"/>
    </style:style>
    <style:style style:name="T2" style:family="text">
      <style:text-properties fo:letter-spacing="-0.011cm"/>
    </style:style>
    <style:style style:name="T3" style:family="text">
      <style:text-properties officeooo:rsid="001b58b2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size="12pt" fo:language="pt" fo:country="BR" fo:font-weight="normal" officeooo:rsid="001b58b2" style:font-size-asian="12pt" style:language-asian="en" style:country-asian="US" style:font-weight-asian="normal" style:language-complex="ar" style:country-complex="SA" style:font-weight-complex="normal" style:text-scale="115%"/>
    </style:style>
    <style:style style:name="T6" style:family="text">
      <style:text-properties fo:color="#c9211e" loext:opacity="100%" fo:font-size="12pt" fo:language="pt" fo:country="BR" fo:font-weight="normal" officeooo:rsid="001e8d19" style:font-size-asian="12pt" style:language-asian="en" style:country-asian="US" style:font-weight-asian="normal" style:language-complex="ar" style:country-complex="SA" style:font-weight-complex="normal" style:text-scale="115%"/>
    </style:style>
    <style:style style:name="T7" style:family="text">
      <style:text-properties fo:letter-spacing="-0.007cm"/>
    </style:style>
    <style:style style:name="T8" style:family="text">
      <style:text-properties style:font-name="Trebuchet MS" fo:font-size="14pt" fo:letter-spacing="0.005cm" fo:language="pt" fo:country="BR" fo:font-weight="bold" style:font-size-asian="14pt" style:language-asian="en" style:country-asian="US" style:font-weight-asian="bold" style:language-complex="ar" style:country-complex="SA" style:text-scale="125%"/>
    </style:style>
    <style:style style:name="T9" style:family="text">
      <style:text-properties style:font-name="Trebuchet MS" fo:font-size="14pt" fo:language="pt" fo:country="BR" fo:font-weight="bold" style:font-size-asian="14pt" style:language-asian="en" style:country-asian="US" style:font-weight-asian="bold" style:language-complex="ar" style:country-complex="SA" style:text-scale="125%"/>
    </style:style>
    <style:style style:name="T10" style:family="text">
      <style:text-properties fo:font-size="12pt" fo:language="pt" fo:country="BR" style:font-size-asian="12pt" style:language-asian="en" style:country-asian="US" style:language-complex="ar" style:country-complex="SA" style:text-scale="115%"/>
    </style:style>
    <style:style style:name="T11" style:family="text">
      <style:text-properties fo:font-size="12pt" fo:language="pt" fo:country="BR" fo:font-weight="normal" style:font-size-asian="12pt" style:language-asian="en" style:country-asian="US" style:font-weight-asian="normal" style:language-complex="ar" style:country-complex="SA" style:font-weight-complex="normal" style:text-scale="115%"/>
    </style:style>
    <style:style style:name="T12" style:family="text">
      <style:text-properties fo:font-size="12pt" fo:language="pt" fo:country="BR" fo:font-weight="normal" officeooo:rsid="001b58b2" style:font-size-asian="12pt" style:language-asian="en" style:country-asian="US" style:font-weight-asian="normal" style:language-complex="ar" style:country-complex="SA" style:font-weight-complex="normal" style:text-scale="115%"/>
    </style:style>
    <style:style style:name="T13" style:family="text">
      <style:text-properties fo:font-size="12pt" fo:language="pt" fo:country="BR" fo:font-weight="normal" officeooo:rsid="001674e0" style:font-size-asian="12pt" style:language-asian="en" style:country-asian="US" style:font-weight-asian="normal" style:language-complex="ar" style:country-complex="SA" style:font-weight-complex="normal" style:text-scale="115%"/>
    </style:style>
    <style:style style:name="T14" style:family="text">
      <style:text-properties fo:font-size="12pt" fo:language="pt" fo:country="BR" fo:font-weight="normal" officeooo:rsid="001ca8b3" style:font-size-asian="12pt" style:language-asian="en" style:country-asian="US" style:font-weight-asian="normal" style:language-complex="ar" style:country-complex="SA" style:font-weight-complex="normal" style:text-scale="115%"/>
    </style:style>
    <style:style style:name="T15" style:family="text">
      <style:text-properties fo:font-size="12pt" fo:language="pt" fo:country="BR" fo:font-weight="normal" officeooo:rsid="001e8d19" style:font-size-asian="12pt" style:language-asian="en" style:country-asian="US" style:font-weight-asian="normal" style:language-complex="ar" style:country-complex="SA" style:font-weight-complex="normal" style:text-scale="115%"/>
    </style:style>
    <style:style style:name="T16" style:family="text">
      <style:text-properties fo:font-size="12pt" fo:letter-spacing="-0.021cm" fo:language="pt" fo:country="BR" fo:font-weight="normal" officeooo:rsid="001674e0" style:font-size-asian="12pt" style:language-asian="en" style:country-asian="US" style:font-weight-asian="normal" style:language-complex="ar" style:country-complex="SA" style:font-weight-complex="normal" style:text-scale="115%"/>
    </style:style>
    <style:style style:name="T17" style:family="text">
      <style:text-properties officeooo:rsid="001e8d19"/>
    </style:style>
    <style:style style:name="T18" style:family="text">
      <style:text-properties fo:letter-spacing="-0.021cm"/>
    </style:style>
    <style:style style:name="T19" style:family="text">
      <style:text-properties officeooo:rsid="00204b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38277083" text:style-name="L1">
        <text:list-header>
          <text:p text:style-name="P7">-<text:span text:style-name="T7"> </text:span>3ª<text:span text:style-name="T1"> </text:span>Lista<text:span text:style-name="T1"> </text:span>de<text:span text:style-name="T7"> </text:span>Exercícios<text:span text:style-name="T1"> </text:span>-</text:p>
        </text:list-header>
      </text:list>
      <text:p text:style-name="P1"><text:span text:style-name="T9">Metodologias</text:span><text:span text:style-name="T8"> </text:span><text:span text:style-name="T9">Ágeis</text:span></text:p>
      <text:p text:style-name="P2"/>
      <text:list xml:id="list133704722508665" text:continue-numbering="true" text:style-name="L1">
        <text:list-item>
          <text:p text:style-name="P3">(c) desenvolvimento e entrega incrementais de software.</text:p>
        </text:list-item>
        <text:list-item>
          <text:p text:style-name="P3">(d) scrum.</text:p>
        </text:list-item>
        <text:list-item>
          <text:p text:style-name="P3">(e) O XP divide o ciclo de vida de desenvolvimento de software em 4 fases: Concepção, Elaboração, Construção e Transição</text:p>
        </text:list-item>
        <text:list-item>
          <text:p text:style-name="P3">(b) SCRUM de DSDM.</text:p>
        </text:list-item>
        <text:list-item>
          <text:p text:style-name="P3">(d) Scrum, XP e FDD.</text:p>
        </text:list-item>
        <text:list-item>
          <text:p text:style-name="P3">(c) Sprint.</text:p>
        </text:list-item>
        <text:list-item>
          <text:p text:style-name="P3">(d) Scrum.</text:p>
        </text:list-item>
        <text:list-item>
          <text:p text:style-name="P3">(a) SCRUM.</text:p>
        </text:list-item>
        <text:list-item>
          <text:p text:style-name="P3">(e) Sprints.</text:p>
        </text:list-item>
        <text:list-item>
          <text:p text:style-name="P3">(b) se somente as afirmativas I e II estiverem corretas.</text:p>
        </text:list-item>
        <text:list-item>
          <text:p text:style-name="P3">(c) Product Owner, Scrum Team e Scrum Master.</text:p>
        </text:list-item>
        <text:list-item>
          <text:p text:style-name="P3">(e) O Sprint deve ser realizado num período máximo de 40 dias e ter uma equipe de trabalho não superior a 10 pessoas.</text:p>
        </text:list-item>
        <text:list-item>
          <text:p text:style-name="P3">(b) segunda parte da Sprint Planning Meeting.</text:p>
        </text:list-item>
        <text:list-item>
          <text:p text:style-name="P5">(<text:span text:style-name="T19">c</text:span>) Programação extrema (XP – extreme programming) é um processo de desenvolvimento ágil baseado em feedback rápido, e simplicidade; com enfoque explícito em tempo, custo e qualidade no desenvolvimento, que são alcançados através de uma definição rígida do escopo das funcionalidades da aplicação.</text:p>
        </text:list-item>
        <text:list-item>
          <text:p text:style-name="P6">(a) o Product Owner deve atribuir valores de negócio para cada um dos itens</text:p>
          <text:p text:style-name="P6">do Product Backlog.</text:p>
        </text:list-item>
        <text:list-item>
          <text:p text:style-name="P4">(<text:span text:style-name="T19">d</text:span>) PMBOK.</text:p>
        </text:list-item>
        <text:list-item>
          <text:p text:style-name="P4">(b) Product<text:span text:style-name="T18"> </text:span>Owner.</text:p>
        </text:list-item>
        <text:list-item>
          <text:p text:style-name="P3">(b) o foco é nas tarefas e não nos objetivos e resultados.</text:p>
        </text:list-item>
        <text:list-item>
          <text:p text:style-name="P4">(e) sprint.</text:p>
        </text:list-item>
        <text:list-item>
          <text:p text:style-name="P4">(b) ao longo do projeto.</text:p>
        </text:list-item>
        <text:list-item>
          <text:p text:style-name="P4">(e) diariamente.</text:p>
        </text:list-item>
        <text:list-item>
          <text:p text:style-name="P4">(<text:span text:style-name="T19">b</text:span>) O Sprint deve ser realizado num período não superior a 30 dias e ter um</text:p>
        </text:list-item>
        <text:list-item>
          <text:p text:style-name="P4">objetivo bem claro, baseado no Backlog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default-outline-level="" style:class="chapter">
      <style:paragraph-properties fo:margin-left="5.95cm" fo:margin-right="5.935cm" fo:margin-top="0.155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5pt" fo:language="en" fo:country="US" fo:font-weight="bold" style:font-name-asian="Times New Roman1" style:font-family-asian="'Times New Roman'" style:font-family-generic-asian="system" style:font-pitch-asian="variable" style:font-size-asian="1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5pt" style:language-complex="ar" style:country-complex="SA" style:font-weight-complex="bold"/>
    </style:style>
    <style:style style:name="Numbering_20_Symbols" style:display-name="Numbering Symbols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text:style-name="Character_5f_20_5f_style" style:num-format="a" style:num-letter-sync="true">
        <style:list-level-properties text:list-level-position-and-space-mode="label-alignment">
          <style:list-level-label-alignment text:label-followed-by="listtab" fo:text-indent="-0.554cm" fo:margin-left="0.757cm"/>
        </style:list-level-properties>
      </text:list-level-style-number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fo:text-indent="-0.554cm" fo:margin-left="2.406cm"/>
        </style:list-level-properties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554cm" fo:margin-left="4.071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554cm" fo:margin-left="5.736cm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554cm" fo:margin-left="7.401cm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554cm" fo:margin-left="9.066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554cm" fo:margin-left="10.732cm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554cm" fo:margin-left="12.397cm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554cm" fo:margin-left="14.0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3T12:30:25.806000000</meta:creation-date>
    <dc:date>2022-05-13T13:37:02.816000000</dc:date>
    <meta:editing-duration>PT18M18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6" meta:word-count="232" meta:character-count="1275" meta:non-whitespace-character-count="1091"/>
  </office:meta>
</office:document-meta>
</file>